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notes">
      <style:graphic-properties draw:fill-color="#ffffff" fo:min-height="13.364cm"/>
      <style:paragraph-properties style:writing-mode="lr-tb"/>
    </style:style>
    <style:style style:name="pr7" style:family="presentation" style:parent-style-name="LushGreen1-title">
      <style:graphic-properties fo:min-height="2.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visão de Red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râmetros de configuração básica de um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Parâmetros de configuração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</text:p>
              </text:list-item>
              <text:list-item>
                <text:p>Gateway</text:p>
              </text:list-item>
              <text:list-item>
                <text:p>Máscara de rede</text:p>
              </text:list-item>
              <text:list-item>
                <text:p>Endereço de broadc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Parâmetros de configuração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: Endereço único de cada máquina</text:p>
              </text:list-item>
              <text:list-item>
                <text:p>Gateway: Endereço por onde a máquina se conecta com o mundo externo</text:p>
              </text:list-item>
              <text:list-item>
                <text:p>Máscara de rede: Parâmetro que identifica qual a sub-rede de um IP</text:p>
              </text:list-item>
              <text:list-item>
                <text:p>Endereço de broadcast: Endereço para envio de mensagens para toda 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Comandos básic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3">ipconfig (Windows) / ip (Linux) – Mostra ou altera as configurações de rede</text:p>
              </text:list-item>
              <text:list-item>
                <text:p text:style-name="P3">ping – Faz testes de conexão</text:p>
              </text:list-item>
              <text:list-item>
                <text:p text:style-name="P3">traceroute – Descobre informações sobre as rotas</text:p>
              </text:list-item>
              <text:list-item>
                <text:p text:style-name="P3">nslookup – Faz consultas DNS </text:p>
              </text:list-item>
              <text:list-item>
                <text:p>arp – Faz consulta na tabela ARP (relação de endereços IP com endereços físic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Ferramentas adicionai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map: Faz varredura em um host detectando portas abertas</text:p>
                <text:list>
                  <text:list-header>
                    <text:p>$ nmap IP/HOST</text:p>
                  </text:list-header>
                </text:list>
              </text:list-item>
              <text:list-item>
                <text:p>telnet: Faz uma conexão TCP em uma determinada porta</text:p>
                <text:list>
                  <text:list-header>
                    <text:p>$ telnet IP/HOST PORT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user-transformed="true">
          <draw:text-box>
            <text:p><text:span text:style-name="T1">Dicas para diagnóstico de problemas</text:span>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 você for responsável pela rede, em um dia que estiver tudo funcionando – se possível no primeiro dia:</text:p>
                <text:list>
                  <text:list-item>
                    <text:p><text:span text:style-name="T2">Execute um traceroute para algum servidor externo tipo Google, Microsoft, Amazon, etc (</text:span>Com isso você tem uma rota para comparar em caso de problemas)</text:p>
                    <text:p>traceroute google.com</text:p>
                  </text:list-item>
                  <text:list-item>
                    <text:p>Procure identificar qual o seu IP externo usando algum site da Internet (google “qual meu ip”). Isso ajuda a identificar qual parte da resposta do traceroute representa dispositivos da rede interna ou 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5" draw:layer="layout" svg:width="25.199cm" svg:height="12.18cm" svg:x="1.4cm" svg:y="4.914cm" presentation:class="subtitle">
          <draw:text-box>
            <text:p><text:span text:style-name="T3">“</text:span><text:span text:style-name="T3">Não consigo acessar o site xyz.com.br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Dicas para diagnóstic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rta do mais próximo para o mais remoto: se o problema não for só nessa máquina possivelmente já foi ou teria sido detectado;</text:p>
              </text:list-item>
              <text:list-item>
                <text:p>Verifique se o cabo do computador está conectado – alguém limpando ou fazendo algum teste pode ter desconectado o cabo e esquecido de reconec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Dicas para o diagnóstico (2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 o seu host parece estar com rede verifique se o IP do gateway está acessível usando ping</text:p>
              </text:list-item>
              <text:list-item>
                <text:p>Se estiver tente dar ping para outros hosts cada vez mais distantes até identificar em qual etapa pode estar o problema</text:p>
              </text:list-item>
              <text:list-item>
                <text:p>Utilize o endereço IP pois o problema pode estar no D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 text:style-name="P6">Dicas para o diagnóstico (3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Tente resolver IPs da organização primeiro</text:p>
                <text:list>
                  <text:list-item>
                    <text:p>nslookup camaqua.ifsul.edu.br</text:p>
                  </text:list-item>
                  <text:list-item>
                    <text:p>Depois tente resolver um IP externo</text:p>
                    <text:list>
                      <text:list-item>
                        <text:p>nslookup gov.b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 o ping funcionar possivelmente isso representa que não há problema de conectividade</text:p>
                <text:list>
                  <text:list-item>
                    <text:p>O inverso não é verdadeiro: o ping pode não funcionar por estar bloqueado no firew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 o ping funcionar teste o dns</text:p>
                <text:list>
                  <text:list-item>
                    <text:p>Se não funcionar provavelmente o problema é no DNS</text:p>
                    <text:list>
                      <text:list-item>
                        <text:p>Tente consultar outro dns (usando dig ou dnslookup)</text:p>
                      </text:list-item>
                      <text:list-item>
                        <text:p>Teste com o DNS do Google: 8.8.8.8 ou 8.8.4.4</text:p>
                      </text:list-item>
                    </text:list>
                  </text:list-item>
                  <text:list-item>
                    <text:p>Se o DNS estiver resolvendo corretamente investigue as outras camadas usando nmap/tel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“</text:span><text:span text:style-name="T4">Redes de Computadores II”, Marcos Prado Amaral. Último acesso em 12/03/24. Disponível em: https://proedu.rnp.br/handle/123456789/624</text:span></text:p>
              </text:list-item>
              <text:list-item>
                <text:p><text:span text:style-name="T4">https://tecnoblog.net/responde/qual-a-diferenca-entre-modem-e-roteador/</text:span></text:p>
              </text:list-item>
              <text:list-item>
                <text:p><text:span text:style-name="T4">https://nextcable.com.br/descubra-os-beneficios-do-patch-panel-para-a-sua-rede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7H5M8S</meta:editing-duration>
    <meta:editing-cycles>80</meta:editing-cycles>
    <meta:generator>LibreOffice/7.3.7.2$Linux_X86_64 LibreOffice_project/30$Build-2</meta:generator>
    <dc:title>Lush Green</dc:title>
    <dc:date>2024-06-25T17:18:08.462320823</dc:date>
    <meta:document-statistic meta:object-count="109"/>
  </office:meta>
</office:document-meta>
</file>